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6" style:family="paragraph" style:parent-style-name="Table_20_Contents">
      <style:text-properties officeooo:paragraph-rsid="0081d9f9"/>
    </style:style>
    <style:style style:name="P7" style:family="paragraph" style:parent-style-name="Table_20_Contents">
      <style:text-properties officeooo:paragraph-rsid="0083260a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c477a9" officeooo:paragraph-rsid="00c477a9"/>
    </style:style>
    <style:style style:name="P12" style:family="paragraph" style:parent-style-name="Table_20_End_20_Date">
      <style:text-properties officeooo:rsid="00c78ffc" officeooo:paragraph-rsid="00c78ffc"/>
    </style:style>
    <style:style style:name="P13" style:family="paragraph" style:parent-style-name="Table_20_End_20_Date">
      <style:text-properties officeooo:rsid="00d12c1b" officeooo:paragraph-rsid="00d12c1b"/>
    </style:style>
    <style:style style:name="P14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5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6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 officeooo:paragraph-rsid="00c516d4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18" style:family="paragraph" style:parent-style-name="Table_20_Text">
      <style:text-properties style:font-name="Joanna Nova" fo:language="fr" fo:country="FR" officeooo:rsid="00d12c1b" officeooo:paragraph-rsid="00d12c1b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0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officeooo:rsid="00c351f9"/>
    </style:style>
    <style:style style:name="T8" style:family="text">
      <style:text-properties style:font-name="Gill Sans" fo:language="fr" fo:country="FR" officeooo:rsid="00d12c1b"/>
    </style:style>
    <style:style style:name="T9" style:family="text">
      <style:text-properties fo:language="fr" fo:country="FR" officeooo:rsid="00d2d68f"/>
    </style:style>
    <style:style style:name="T10" style:family="text">
      <style:text-properties officeooo:rsid="00d4c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20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287400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telier de conception pédagogique pour la création de Kadenze Academy</text:p>
          </table:table-cell>
        </table:table-row>
        <table:table-row table:style-name="TableLine105553128741888">
          <table:table-cell table:style-name="Table1.A1" office:value-type="string">
            <text:p text:style-name="P17">20<text:span text:style-name="T9">21</text:span>–</text:p>
          </table:table-cell>
          <table:table-cell table:style-name="Table1.A1" office:value-type="string">
            <text:p text:style-name="P12">202<text:span text:style-name="T8">2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mbassadeur culturel du musée du Louvre pour la fondation Art Explora</text:p>
          </table:table-cell>
        </table:table-row>
        <table:table-row table:style-name="TableLine105553128742144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 table:style-name="TableLine105553128742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05553128736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Certificat de Gestion de l'Apprentissage Numérique de Learn<text:span text:style-name="T10"> </text:span>Assembly</text:p>
          </table:table-cell>
        </table:table-row>
        <table:table-row table:style-name="TableLine105553128736000">
          <table:table-cell table:style-name="Table1.A1" office:value-type="string">
            <text:p text:style-name="P14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20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287406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0555312788992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278909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278912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27891712">
          <table:table-cell table:style-name="GraphicDesignTable.A1" office:value-type="string">
            <text:p text:style-name="P15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20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27891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Ingénieur en informatique<text:span text:style-name="T7">, formateur &amp; chef de projet</text:span></text:p>
          </table:table-cell>
        </table:table-row>
        <table:table-row table:style-name="TableLine105553127893760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27884800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27886336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27886592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27886848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27887104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27888640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2789299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278942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278945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5-31T18:30:08.672356022</dc:date>
    <meta:editing-duration>PT6H23M46S</meta:editing-duration>
    <meta:editing-cycles>16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67" meta:character-count="1129" meta:non-whitespace-character-count="1010"/>
  </office:meta>
</office:document-meta>
</file>